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2pt" officeooo:paragraph-rsid="001c8794" style:font-size-asian="12pt" style:font-size-complex="12pt"/>
    </style:style>
    <style:style style:name="P2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173c8c" officeooo:paragraph-rsid="0015f379" style:font-size-asian="12pt" style:font-style-asian="normal" style:font-size-complex="12pt" style:font-style-complex="normal"/>
    </style:style>
    <style:style style:name="P3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19d8e2" officeooo:paragraph-rsid="0018ba65" style:font-size-asian="12pt" style:font-style-asian="normal" style:font-size-complex="12pt" style:font-style-complex="normal"/>
    </style:style>
    <style:style style:name="P4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1ab552" officeooo:paragraph-rsid="001ab552" style:font-size-asian="12pt" style:font-style-asian="normal" style:font-size-complex="12pt" style:font-style-complex="normal"/>
    </style:style>
    <style:style style:name="P5" style:family="paragraph" style:parent-style-name="Standard">
      <style:text-properties style:font-name="Liberation Serif" fo:font-size="12pt" fo:font-style="normal" officeooo:rsid="0018ba65" officeooo:paragraph-rsid="001c8794" style:font-size-asian="12pt" style:font-style-asian="normal" style:font-size-complex="12pt" style:font-style-complex="normal"/>
    </style:style>
    <style:style style:name="P6" style:family="paragraph" style:parent-style-name="Standard">
      <style:text-properties style:font-name="Liberation Serif" fo:font-size="12pt" fo:font-style="normal" officeooo:rsid="0019d8e2" officeooo:paragraph-rsid="001ab552" style:font-size-asian="12pt" style:font-style-asian="normal" style:font-size-complex="12pt" style:font-style-complex="normal"/>
    </style:style>
    <style:style style:name="T1" style:family="text">
      <style:text-properties fo:font-variant="normal" fo:text-transform="none" fo:color="#222222" fo:font-size="9pt" fo:letter-spacing="normal" fo:font-weight="normal"/>
    </style:style>
    <style:style style:name="T2" style:family="text">
      <style:text-properties fo:font-variant="normal" fo:text-transform="none" fo:color="#222222" fo:font-size="9pt" fo:letter-spacing="normal" fo:font-weight="normal" officeooo:rsid="00173c8c"/>
    </style:style>
    <style:style style:name="T3" style:family="text">
      <style:text-properties fo:font-variant="normal" fo:text-transform="none" fo:color="#222222" fo:font-size="9pt" fo:letter-spacing="normal" fo:font-weight="normal" officeooo:rsid="0019d8e2"/>
    </style:style>
    <style:style style:name="T4" style:family="text">
      <style:text-properties fo:font-variant="normal" fo:text-transform="none" fo:color="#222222" fo:font-size="9pt" fo:letter-spacing="normal" fo:font-weight="normal" officeooo:rsid="001ab552"/>
    </style:style>
    <style:style style:name="T5" style:family="text">
      <style:text-properties fo:font-variant="normal" fo:text-transform="none" fo:color="#222222" fo:font-size="9pt" fo:letter-spacing="normal" fo:font-weight="normal" officeooo:rsid="001c8794"/>
    </style:style>
    <style:style style:name="T6" style:family="text">
      <style:text-properties fo:font-variant="normal" fo:text-transform="none" fo:color="#222222" style:font-name="Liberation Serif" fo:font-size="9pt" fo:letter-spacing="normal" fo:font-style="normal" fo:font-weight="normal" style:font-size-asian="9pt" style:font-size-complex="9pt"/>
    </style:style>
    <style:style style:name="T7" style:family="text">
      <style:text-properties fo:font-variant="normal" fo:text-transform="none" fo:color="#222222" style:font-name="Liberation Serif" fo:font-size="9pt" fo:letter-spacing="normal" fo:font-style="normal" fo:font-weight="normal" officeooo:rsid="00165841" style:font-size-asian="9pt" style:font-size-complex="9pt"/>
    </style:style>
    <style:style style:name="T8" style:family="text">
      <style:text-properties fo:font-variant="normal" fo:text-transform="none" fo:color="#222222" style:font-name="Liberation Serif" fo:font-size="9pt" fo:letter-spacing="normal" fo:font-style="normal" fo:font-weight="normal" officeooo:rsid="00173c8c" style:font-size-asian="9pt" style:font-size-complex="9pt"/>
    </style:style>
    <style:style style:name="T9" style:family="text">
      <style:text-properties fo:font-variant="normal" fo:text-transform="none" fo:color="#222222" style:font-name="Liberation Serif" fo:font-size="9pt" fo:letter-spacing="normal" fo:font-style="normal" fo:font-weight="normal" officeooo:rsid="00173c8c"/>
    </style:style>
    <style:style style:name="T10" style:family="text">
      <style:text-properties fo:font-variant="normal" fo:text-transform="none" fo:color="#222222" style:font-name="Liberation Serif" fo:font-size="9pt" fo:letter-spacing="normal" fo:font-style="normal" fo:font-weight="normal" officeooo:rsid="00173c8c" style:font-style-asian="normal" style:font-style-complex="normal"/>
    </style:style>
    <style:style style:name="T11" style:family="text">
      <style:text-properties fo:font-variant="normal" fo:text-transform="none" fo:color="#222222" style:font-name="Liberation Serif" fo:font-size="9pt" fo:letter-spacing="normal" fo:font-style="normal" fo:font-weight="normal" officeooo:rsid="001c8794" style:font-style-asian="normal" style:font-style-complex="normal"/>
    </style:style>
    <style:style style:name="T12" style:family="text">
      <style:text-properties fo:font-variant="normal" fo:text-transform="none" fo:color="#222222" style:font-name="Liberation Serif" fo:font-size="9pt" fo:letter-spacing="normal" fo:font-style="normal" fo:font-weight="normal" officeooo:rsid="001c8794"/>
    </style:style>
    <style:style style:name="T13" style:family="text">
      <style:text-properties fo:font-variant="normal" fo:text-transform="none" fo:color="#222222" style:font-name="Liberation Serif" fo:letter-spacing="normal" fo:font-style="normal" fo:font-weight="normal"/>
    </style:style>
    <style:style style:name="T14" style:family="text">
      <style:text-properties fo:font-variant="normal" fo:text-transform="none" fo:color="#222222" style:font-name="Liberation Serif" fo:letter-spacing="normal" fo:font-style="normal" fo:font-weight="normal" officeooo:rsid="00165841"/>
    </style:style>
    <style:style style:name="T15" style:family="text">
      <style:text-properties fo:font-variant="normal" fo:text-transform="none" fo:color="#222222" style:font-name="Liberation Serif" fo:letter-spacing="normal" fo:font-style="normal" fo:font-weight="normal" officeooo:rsid="00173c8c"/>
    </style:style>
    <style:style style:name="T16" style:family="text">
      <style:text-properties fo:font-variant="normal" fo:text-transform="none" fo:color="#222222" style:font-name="Liberation Serif" fo:letter-spacing="normal" fo:font-style="normal" fo:font-weight="normal" officeooo:rsid="001c8794"/>
    </style:style>
    <style:style style:name="T17" style:family="text">
      <style:text-properties fo:font-variant="normal" fo:text-transform="none" fo:color="#222222" style:font-name="Liberation Serif" fo:letter-spacing="normal" fo:font-style="normal" fo:font-weight="normal" officeooo:rsid="00173c8c" style:font-style-asian="normal" style:font-style-complex="normal"/>
    </style:style>
    <style:style style:name="T18" style:family="text">
      <style:text-properties fo:font-variant="normal" fo:text-transform="none" fo:color="#222222" style:font-name="Liberation Serif" fo:letter-spacing="normal" fo:font-style="normal" fo:font-weight="normal" officeooo:rsid="001c8794" style:font-style-asian="normal" style:font-style-complex="normal"/>
    </style:style>
    <style:style style:name="T19" style:family="text">
      <style:text-properties fo:font-variant="normal" fo:text-transform="none" fo:color="#222222" fo:letter-spacing="normal" fo:font-weight="normal"/>
    </style:style>
    <style:style style:name="T20" style:family="text">
      <style:text-properties fo:font-variant="normal" fo:text-transform="none" fo:color="#222222" fo:letter-spacing="normal" fo:font-weight="normal" officeooo:rsid="00173c8c"/>
    </style:style>
    <style:style style:name="T21" style:family="text">
      <style:text-properties fo:font-variant="normal" fo:text-transform="none" fo:color="#222222" fo:letter-spacing="normal" fo:font-weight="normal" officeooo:rsid="001c8794"/>
    </style:style>
    <style:style style:name="T22" style:family="text">
      <style:text-properties fo:font-variant="normal" fo:text-transform="none" fo:color="#222222" fo:letter-spacing="normal" fo:font-weight="normal" officeooo:rsid="0019d8e2"/>
    </style:style>
    <style:style style:name="T23" style:family="text">
      <style:text-properties fo:font-variant="normal" fo:text-transform="none" fo:color="#222222" fo:letter-spacing="normal" fo:font-weight="normal" officeooo:rsid="001ab552"/>
    </style:style>
    <style:style style:name="T24" style:family="text">
      <style:text-properties style:font-name="Liberation Serif" fo:font-size="9pt" officeooo:rsid="0015f379" style:font-size-asian="9pt" style:font-size-complex="9pt"/>
    </style:style>
    <style:style style:name="T25" style:family="text">
      <style:text-properties style:font-name="Liberation Serif" fo:font-size="9pt" officeooo:rsid="00165841" style:font-size-asian="9pt" style:font-size-complex="9pt"/>
    </style:style>
    <style:style style:name="T26" style:family="text">
      <style:text-properties style:font-name="Liberation Serif" fo:font-size="9pt" officeooo:rsid="001c8794" style:font-size-asian="9pt" style:font-size-complex="9pt"/>
    </style:style>
    <style:style style:name="T27" style:family="text">
      <style:text-properties style:font-name="Liberation Serif" officeooo:rsid="0015f379"/>
    </style:style>
    <style:style style:name="T28" style:family="text">
      <style:text-properties style:font-name="Liberation Serif" officeooo:rsid="001c8794"/>
    </style:style>
    <style:style style:name="T29" style:family="text">
      <style:text-properties style:font-name="Liberation Serif" officeooo:rsid="00165841"/>
    </style:style>
    <style:style style:name="T30" style:family="text">
      <style:text-properties officeooo:rsid="001c8794"/>
    </style:style>
    <style:style style:name="T31" style:family="text">
      <style:text-properties officeooo:rsid="001c8bc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7">Dans </text:span><text:span text:style-name="T28">le livre</text:span><text:span text:style-name="T27"> « </text:span><text:span text:style-name="T28">L</text:span><text:span text:style-name="T27">e savetier et le financier », Jean de la </text:span><text:span text:style-name="T28">F</text:span><text:span text:style-name="T27">ontaine à imaginer </text:span><text:span text:style-name="T28">deux</text:span><text:span text:style-name="T27"> personnages. </text:span><text:span text:style-name="T29">Un savetier qui est désintéressé, in</text:span><text:span text:style-name="T28">souciant et qui</text:span><text:span text:style-name="T29"> passe son temps à chanter. </text:span><text:span text:style-name="T28">Un</text:span><text:span text:style-name="T29"> financier o</text:span><text:span text:style-name="T28">ù</text:span><text:span text:style-name="T29"> sa seul</text:span><text:span text:style-name="T28">e</text:span><text:span text:style-name="T29"> raison de vivre est l’argent. Ce sont </text:span><text:span text:style-name="T28">deux</text:span><text:span text:style-name="T29"> personnages avec une mentalité complètement différente </text:span><text:span text:style-name="T13">à venir (v. 1-13) : d’un côté, le Savetier chante avec </text:span><text:span text:style-name="T14">plaisir tout le jour, de l’autre, le Financier est empêché de dormir et se plaint. </text:span><text:span text:style-name="T15">Puis il se rencontre, à cause de cette rencontre la savetier va perdre son humanité pour 100 écus d’or. Il ne chante plus, ne dort plus </text:span><text:span text:style-name="T16">et est </text:span><text:span text:style-name="T15">paranoïaque Mais il va rendre les écus au financier pour retrouver son insouciance. </text:span></text:p>
      <text:p text:style-name="P1"><text:span text:style-name="T15">« </text:span><text:span text:style-name="T16">J</text:span><text:span text:style-name="T15">’ai </text:span><text:span text:style-name="T17">compris cette parti</text:span><text:span text:style-name="T18">e,</text:span><text:span text:style-name="T17"> un peu comme si le financier qui est social</text:span><text:span text:style-name="T18">ement</text:span><text:span text:style-name="T17"> assez élevé avait donn</text:span><text:span text:style-name="T18">é</text:span><text:span text:style-name="T17"> une parti</text:span><text:span text:style-name="T18">e</text:span><text:span text:style-name="T17"> de son humanité au savetier et qu’il ne pouvait pas supporter une telle pression social</text:span><text:span text:style-name="T18">e</text:span><text:span text:style-name="T17"> et un mode de vie aussi strict pour de l’argent »</text:span></text:p>
      <text:p text:style-name="P2"/>
      <text:p text:style-name="P5"><text:span text:style-name="T20">L</text:span><text:span text:style-name="T19">a variété des rythmes et des rimes donne une impression de fluidité au poème, c’est ce qui le rend agréable à lire. La fable </text:span><text:span text:style-name="T21">a</text:span><text:span text:style-name="T19"> une alternance entre l’octosyllabe et l’alexandrin. </text:span><text:span text:style-name="T21">I</text:span><text:span text:style-name="T19">l y a des rimes suivies au vers 1-6 <text:s/>soir/voir/passage/sages/d’or/encor/. </text:span><text:span text:style-name="T21">I</text:span><text:span text:style-name="T19">l y </text:span><text:span text:style-name="T21">a </text:span><text:span text:style-name="T19">aussi des rimes croisées : Dormir, boire, venir, Grégoire Vers </text:span><text:span text:style-name="T22">(</text:span><text:span text:style-name="T19">34–37</text:span><text:span text:style-name="T22">)</text:span><text:span text:style-name="T19"> Terre/ans/gens/enserre. </text:span><text:span text:style-name="T22">Il y a des enjambement</text:span><text:span text:style-name="T21">s</text:span><text:span text:style-name="T22"> vers </text:span><text:span text:style-name="T21">(</text:span><text:span text:style-name="T22">37-38</text:span><text:span text:style-name="T21">)</text:span><text:span text:style-name="T22"> et un rejet vers (34-35). Dans cette fable, il y a aussi </text:span><text:span text:style-name="T21">trois</text:span><text:span text:style-name="T22"> temps ; </text:span><text:span text:style-name="T21">P</text:span><text:span text:style-name="T22">résent (fait)Vers 14 ; Passé simple Vers 34 ; Imparfait </text:span><text:span text:style-name="T21">(</text:span><text:span text:style-name="T22">chantait</text:span><text:span text:style-name="T21">)</text:span><text:span text:style-name="T22"> Vers 1.</text:span></text:p>
      <text:p text:style-name="P3"/>
      <text:p text:style-name="P6"><text:span text:style-name="T21">Le</text:span><text:span text:style-name="T19"> savetier est un personnage naïf o</text:span><text:span text:style-name="T21">ù</text:span><text:span text:style-name="T19"> la musique est une philosophie de vie. </text:span><text:span text:style-name="T21">Il</text:span><text:span text:style-name="T19"> voi</text:span><text:span text:style-name="T21">t</text:span><text:span text:style-name="T19"> le financier comme un homme bon, il ne s’en méfie pas. </text:span><text:span text:style-name="T23">D’ailleurs La fontaine en a profit</text:span><text:span text:style-name="T21">é </text:span><text:span text:style-name="T23">pour placer une hyperbole « Le savetier cru voir tout l’argent que la terre avait plus de cent ans » </text:span><text:span text:style-name="T21">Vers </text:span><text:span text:style-name="T23">(34-36). Le financier <text:s/>qui est obsédé par l’argent ; champ lexical de la richesse /argent/or/finance/écus. Il a acheté le silence du financier puisque pour lui l’argent est la solution à tou</text:span><text:span text:style-name="T21">s</text:span><text:span text:style-name="T23"> les problèmes.</text:span></text:p>
      <text:p text:style-name="P4"/>
      <text:p text:style-name="P4">Donc le financier est un manipulateur méprisant, <text:span text:style-name="T30">p</text:span>rofiteur de la naïveté du savetier. <text:span text:style-name="T31">Ainsi, </text:span>il lui tend un piège « Le Financier, riant de sa naïveté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8T20:05:33.282000000</meta:creation-date>
    <dc:date>2020-09-28T21:30:29.218000000</dc:date>
    <meta:editing-duration>PT1M36S</meta:editing-duration>
    <meta:editing-cycles>3</meta:editing-cycles>
    <meta:generator>LibreOffice/6.4.1.2$Windows_X86_64 LibreOffice_project/4d224e95b98b138af42a64d84056446d09082932</meta:generator>
    <meta:print-date>2020-09-28T21:30:08.139000000</meta:print-date>
    <meta:document-statistic meta:table-count="0" meta:image-count="0" meta:object-count="0" meta:page-count="1" meta:paragraph-count="5" meta:word-count="368" meta:character-count="2093" meta:non-whitespace-character-count="1727"/>
  </office:meta>
</office:document-meta>
</file>